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Reader.gener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sourceReader.getMime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Reader.setExpires( long expi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Reader.getLastModifie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ourceReader.setupHead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Reader.hasRan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Read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Reade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Reader.setQuickTest( boolean quick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Reader.setBufferSize(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Reader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Read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sourceReader.processStream( InputStream inputStream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ResourceReade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ourceReader.setByteRanges( boolean byteRan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